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7cf" officeooo:paragraph-rsid="000057cf"/>
    </style:style>
    <style:style style:name="P2" style:family="paragraph" style:parent-style-name="Standard">
      <style:text-properties officeooo:rsid="0000bdfc" officeooo:paragraph-rsid="0000bd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rvoir computing approaches to recurrent neural</text:p>
      <text:p text:style-name="P1">network training, Mantas Lukoševičius ∗ , Herbert Jaeger, COMPUTER SCIENCE REVIEW</text:p>
      <text:p text:style-name="P1">3 (2009) 127–149</text:p>
      <text:p text:style-name="P1"/>
      <text:p text:style-name="P2">Herbert Jaeger, The “echo state” approach to analysing</text:p>
      <text:p text:style-name="P2">and training recurrent neural networks, Technical Report</text:p>
      <text:p text:style-name="P2">GMD Report 148, German National Research Center for</text:p>
      <text:p text:style-name="P2">Information Technology, 2001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9:26:00.683078369</meta:creation-date>
    <dc:date>2018-07-15T19:29:28.263589612</dc:date>
    <meta:editing-duration>PT3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7" meta:character-count="337" meta:non-whitespace-character-count="298"/>
  </office:meta>
</office:document-meta>
</file>